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underline-style="solid" style:text-underline-mode="continuous"/>
    </style:style>
    <style:style style:name="P2" style:family="paragraph">
      <style:text-properties style:text-underline-style="solid" style:text-underline-mode="skip-white-space"/>
    </style:style>
  </office:automatic-styles>
  <office:body>
    <office:text>
      <text:p text:style-name="P1">
     This is an example of text with continuous underline.
   </text:p>
      <text:p text:style-name="P2">
     This is an example of text with word only underlin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